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0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SPL_K2021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Veteran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Veteran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Veteran: - 18 to 34 year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Veteran: - 18 to 34 year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Veteran: - 35 to 64 year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Veteran: - 35 to 64 year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Veteran: - 65 years and over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Veteran: - 65 years and over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Nonveteran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Nonveter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